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complex="Courier New2"/>
    </style:style>
    <style:style style:name="P3" style:family="paragraph" style:parent-style-name="Standard">
      <style:text-properties fo:font-size="10pt" style:font-name-asian="Times New Roman1" style:font-size-asian="10pt" style:language-asian="es" style:country-asian="CL" style:font-name-complex="Courier New2" style:font-size-complex="10pt"/>
    </style:style>
    <style:style style:name="P4" style:family="paragraph" style:parent-style-name="Standard">
      <loext:graphic-properties draw:fill="solid" draw:fill-color="#ffffff"/>
      <style:paragraph-properties fo:margin-top="0cm" fo:margin-bottom="0cm" loext:contextual-spacing="false"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paragraph-properties fo:break-before="page"/>
    </style:style>
    <style:style style:name="P6" style:family="paragraph" style:parent-style-name="List_20_Paragraph" style:list-style-name="WWNum4"/>
    <style:style style:name="P7" style:family="paragraph" style:parent-style-name="Heading_20_1" style:list-style-name="WWNum2" style:master-page-name="First_20_Page">
      <style:paragraph-properties style:page-number="auto"/>
    </style:style>
    <style:style style:name="P8" style:family="paragraph" style:parent-style-name="Normal_20__28_Web_29_">
      <loext:graphic-properties draw:fill="solid" draw:fill-color="#fdfdfd"/>
      <style:paragraph-properties fo:margin-top="0cm" fo:margin-bottom="0.397cm" loext:contextual-spacing="false" fo:background-color="#fdfdfd"/>
      <style:text-properties fo:color="#111111" style:font-name="Arial" fo:font-size="11.5pt" style:font-size-asian="11.5pt" style:font-name-complex="Arial1" style:font-size-complex="11.5pt"/>
    </style:style>
    <style:style style:name="P9" style:family="paragraph" style:parent-style-name="Normal_20__28_Web_29_">
      <loext:graphic-properties draw:fill="solid" draw:fill-color="#fdfdfd"/>
      <style:paragraph-properties fo:margin-top="0cm" fo:margin-bottom="0.397cm" loext:contextual-spacing="false" fo:background-color="#fdfdfd"/>
      <style:text-properties fo:color="#111111" style:font-name="Arial" fo:font-size="8pt" style:font-size-asian="8pt" style:font-name-complex="Arial1" style:font-size-complex="8pt"/>
    </style:style>
    <style:style style:name="P10" style:family="paragraph" style:parent-style-name="Normal_20__28_Web_29_">
      <loext:graphic-properties draw:fill="solid" draw:fill-color="#fdfdfd"/>
      <style:paragraph-properties fo:margin-top="0cm" fo:margin-bottom="0.397cm" loext:contextual-spacing="false" fo:background-color="#fdfdfd"/>
    </style:style>
    <style:style style:name="P11" style:family="paragraph" style:parent-style-name="HTML_20_Preformatted">
      <loext:graphic-properties draw:fill="solid" draw:fill-color="#ffffff"/>
      <style:paragraph-properties fo:background-color="#ffffff"/>
    </style:style>
    <style:style style:name="P12" style:family="paragraph" style:parent-style-name="Heading_20_2">
      <style:paragraph-properties fo:break-before="page"/>
    </style:style>
    <style:style style:name="T1" style:family="text">
      <style:text-properties fo:font-size="13pt" style:font-name-asian="F" style:font-size-asian="13pt" style:font-name-complex="F" style:font-size-complex="13pt"/>
    </style:style>
    <style:style style:name="T2" style:family="text">
      <style:text-properties fo:color="#000080" fo:font-size="10pt" fo:font-weight="bold" style:font-name-asian="Times New Roman1" style:font-size-asian="10pt" style:language-asian="es" style:country-asian="CL" style:font-weight-asian="bold" style:font-name-complex="Courier New2" style:font-size-complex="10pt" style:font-weight-complex="bold"/>
    </style:style>
    <style:style style:name="T3" style:family="text">
      <style:text-properties fo:color="#000080" fo:font-weight="bold" style:font-weight-asian="bold" style:font-weight-complex="bold"/>
    </style:style>
    <style:style style:name="T4" style:family="text">
      <style:text-properties fo:color="#000080" fo:font-size="8pt" fo:font-weight="bold" style:font-size-asian="8pt" style:font-weight-asian="bold" style:font-size-complex="8pt" style:font-weight-complex="bold"/>
    </style:style>
    <style:style style:name="T5" style:family="text">
      <style:text-properties fo:color="#008000" fo:font-size="10pt" fo:font-weight="bold" style:font-name-asian="Times New Roman1" style:font-size-asian="10pt" style:language-asian="es" style:country-asian="CL" style:font-weight-asian="bold" style:font-name-complex="Courier New2" style:font-size-complex="10pt" style:font-weight-complex="bold"/>
    </style:style>
    <style:style style:name="T6" style:family="text">
      <style:text-properties fo:color="#008000" fo:font-weight="bold" style:font-weight-asian="bold" style:font-weight-complex="bold"/>
    </style:style>
    <style:style style:name="T7" style:family="text">
      <style:text-properties fo:color="#008000" fo:font-size="8pt" fo:font-weight="bold" style:font-size-asian="8pt" style:font-weight-asian="bold" style:font-size-complex="8pt" style:font-weight-complex="bold"/>
    </style:style>
    <style:style style:name="T8" style:family="text">
      <style:text-properties fo:color="#000000" fo:font-size="10pt" style:font-name-asian="Times New Roman1" style:font-size-asian="10pt" style:language-asian="es" style:country-asian="CL" style:font-name-complex="Courier New2" style:font-size-complex="10pt"/>
    </style:style>
    <style:style style:name="T9" style:family="text">
      <style:text-properties fo:color="#000000"/>
    </style:style>
    <style:style style:name="T10" style:family="text">
      <style:text-properties fo:color="#000000" fo:font-size="8pt" style:font-size-asian="8pt" style:font-size-complex="8pt"/>
    </style:style>
    <style:style style:name="T11" style:family="text">
      <style:text-properties fo:color="#660e7a" fo:font-size="10pt" fo:font-weight="bold" style:font-name-asian="Times New Roman1" style:font-size-asian="10pt" style:language-asian="es" style:country-asian="CL" style:font-weight-asian="bold" style:font-name-complex="Courier New2" style:font-size-complex="10pt" style:font-weight-complex="bold"/>
    </style:style>
    <style:style style:name="T12" style:family="text">
      <style:text-properties fo:color="#660e7a" fo:font-style="italic" style:font-style-asian="italic" style:font-style-complex="italic"/>
    </style:style>
    <style:style style:name="T13" style:family="text">
      <style:text-properties fo:color="#660e7a" fo:font-size="8pt" fo:font-weight="bold" style:font-size-asian="8pt" style:font-weight-asian="bold" style:font-size-complex="8pt" style:font-weight-complex="bold"/>
    </style:style>
    <style:style style:name="T14" style:family="text">
      <style:text-properties fo:color="#0091ea" fo:font-size="11pt" fo:background-color="#f0f0f0" loext:char-shading-value="0" style:font-name-asian="Calibri1" style:font-size-asian="11pt" style:font-size-complex="11pt"/>
    </style:style>
    <style:style style:name="T15" style:family="text">
      <style:text-properties fo:color="#0091ea" style:font-name="Consolas" fo:background-color="#f0f0f0" loext:char-shading-value="0" style:font-name-asian="Calibri1"/>
    </style:style>
    <style:style style:name="T16" style:family="text">
      <style:text-properties style:font-name-complex="Courier New2"/>
    </style:style>
    <style:style style:name="T17" style:family="text">
      <style:text-properties fo:color="#808000"/>
    </style:style>
    <style:style style:name="T18" style:family="text">
      <style:text-properties fo:color="#808000" fo:font-size="8pt" style:font-size-asian="8pt" style:font-size-complex="8pt"/>
    </style:style>
    <style:style style:name="T19" style:family="text">
      <style:text-properties fo:color="#0000ff"/>
    </style:style>
    <style:style style:name="T20" style:family="text">
      <style:text-properties fo:color="#0000ff" fo:font-size="8pt" style:font-size-asian="8pt" style:font-size-complex="8pt"/>
    </style:style>
    <style:style style:name="T21" style:family="text">
      <style:text-properties fo:color="#808080" fo:font-size="8pt" fo:font-style="italic" style:font-size-asian="8pt" style:font-style-asian="italic" style:font-size-complex="8pt" style:font-style-complex="italic"/>
    </style:style>
    <style:style style:name="T22" style:family="text">
      <style:text-properties style:font-name="Wingdings" style:font-name-asian="Wingdings2" style:font-name-complex="Wingdings2"/>
    </style:style>
    <style:style style:name="T23" style:family="text">
      <style:text-properties fo:language="es" fo:country="ES"/>
    </style:style>
    <style:style style:name="T2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98075319" text:style-name="WWNum2">
        <text:list-item>
          <text:list>
            <text:list-item>
              <text:h text:style-name="P7" text:outline-level="1"><text:soft-page-break/>Widget Intro</text:h>
            </text:list-item>
          </text:list>
        </text:list-item>
      </text:list>
      <text:h text:style-name="Heading_20_1" text:outline-level="1">Android Estudio V3.0.17/Flutter</text:h>
      <text:p text:style-name="Standard"/>
      <text:p text:style-name="Standard">Objetivo:</text:p>
      <text:p text:style-name="Standard"/>
      <text:p text:style-name="Standard">F.Creación: 2-4-2018</text:p>
      <text:p text:style-name="Standard"/>
      <text:p text:style-name="P1">Programa:simple</text:p>
      <text:p text:style-name="P1"/>
      <text:p text:style-name="P1">Fuente:<text:a xlink:type="simple" xlink:href="https://flutter.io/widgets-intro/" text:style-name="ListLabel_20_13" text:visited-style-name="ListLabel_20_13"><text:span text:style-name="Internet_20_link">Widget Intro</text:span></text:a></text:p>
      <text:p text:style-name="P1"/>
      <text:h text:style-name="P12" text:outline-level="2">The minimal Flutter app simply calls the <text:a xlink:type="simple" xlink:href="https://docs.flutter.io/flutter/widgets/runApp.html" text:style-name="ListLabel_20_14" text:visited-style-name="ListLabel_20_14"><text:span text:style-name="HTML_20_Code"><text:span text:style-name="T1">runApp</text:span></text:span></text:a> function with a widget:</text:h>
      <text:p text:style-name="Standard"/>
      <text:p text:style-name="P4"><text:span text:style-name="T2">import </text:span><text:span text:style-name="T5">'package:flutter/material.dart'</text:span><text:span text:style-name="T8">;<text:line-break/><text:line-break/></text:span><text:span text:style-name="T2">void </text:span><text:span text:style-name="T8">main() {<text:line-break/> <text:s/>runApp(<text:line-break/> <text:s text:c="3"/></text:span><text:span text:style-name="T2">new </text:span><text:span text:style-name="T8">Center(<text:line-break/> <text:s text:c="5"/>child: </text:span><text:span text:style-name="T2">new </text:span><text:span text:style-name="T8">Text(<text:line-break/> <text:s text:c="7"/></text:span><text:span text:style-name="T5">'Hola Max!'</text:span><text:span text:style-name="T8">,<text:line-break/> <text:s text:c="7"/>textDirection: TextDirection.</text:span><text:span text:style-name="T11">ltr</text:span><text:span text:style-name="T8">,<text:line-break/> <text:s text:c="5"/>),<text:line-break/> <text:s text:c="3"/>),<text:line-break/> <text:s/>);<text:line-break/>}</text:span><text:bookmark text:name="_GoBack"/></text:p>
      <text:p text:style-name="Standard"/>
      <text:p text:style-name="Standard">La función runApp toma el Widget dado y lo convierte en la raíz del árbol de widgets. La dirección del texto debe especificarse en esta instancia;Viene con un conjunto de Widgets:</text:p>
      <text:list xml:id="list1920419598" text:style-name="WWNum4">
        <text:list-item>
          <text:p text:style-name="P6"><text:a xlink:type="simple" xlink:href="https://docs.flutter.io/flutter/widgets/Text-class.html" text:style-name="ListLabel_20_15" text:visited-style-name="ListLabel_20_15"><text:span text:style-name="HTML_20_Code"><text:span text:style-name="T14">Text</text:span></text:span></text:a><text:span text:style-name="T16">:.</text:span></text:p>
        </text:list-item>
        <text:list-item>
          <text:p text:style-name="P6"><text:a xlink:type="simple" xlink:href="https://docs.flutter.io/flutter/widgets/Row-class.html" text:style-name="ListLabel_20_15" text:visited-style-name="ListLabel_20_15"><text:span text:style-name="HTML_20_Code"><text:span text:style-name="T14">Row</text:span></text:span></text:a><text:span text:style-name="T16">, </text:span><text:a xlink:type="simple" xlink:href="https://docs.flutter.io/flutter/widgets/Column-class.html" text:style-name="ListLabel_20_15" text:visited-style-name="ListLabel_20_15"><text:span text:style-name="HTML_20_Code"><text:span text:style-name="T14">Column</text:span></text:span></text:a><text:span text:style-name="T16">: </text:span></text:p>
        </text:list-item>
        <text:list-item>
          <text:p text:style-name="P6"><text:a xlink:type="simple" xlink:href="https://docs.flutter.io/flutter/widgets/Stack-class.html" text:style-name="ListLabel_20_15" text:visited-style-name="ListLabel_20_15"><text:span text:style-name="HTML_20_Code"><text:span text:style-name="T14">Stack</text:span></text:span></text:a><text:span text:style-name="T16">: un widget de pila le permite apilar widgets uno encima del otro en orden de pintar. Luego puede usar el widget Positioned en los elementos secundarios de un stack para colocarlos en relación con los bordes superior, derecho, inferior o izquierdo de la pila</text:span></text:p>
        </text:list-item>
        <text:list-item>
          <text:p text:style-name="P6"><text:a xlink:type="simple" xlink:href="https://docs.flutter.io/flutter/widgets/Container-class.html" text:style-name="ListLabel_20_15" text:visited-style-name="ListLabel_20_15"><text:span text:style-name="HTML_20_Code"><text:span text:style-name="T14">Container</text:span></text:span></text:a><text:span text:style-name="T16">: Crea rectangulos visuales, pudiendo ser decorado con </text:span><text:a xlink:type="simple" xlink:href="https://docs.flutter.io/flutter/painting/BoxDecoration-class.html" text:style-name="ListLabel_20_15" text:visited-style-name="ListLabel_20_15"><text:span text:style-name="HTML_20_Code"><text:span text:style-name="T14">BoxDecoration</text:span></text:span></text:a><text:span text:style-name="T16">, tal com <text:s/>background, a border,sombras margenes etc , puuede ser transformado en un cubo usando una matriz</text:span></text:p>
        </text:list-item>
      </text:list>
      <text:p text:style-name="P2"/>
      <text:h text:style-name="Heading_20_2" text:outline-level="2">Using Material Components</text:h>
      <text:p text:style-name="Standard">Hay un documento entero aca 1.4 esqueleto</text:p>
      <text:p text:style-name="Standard"/>
      <text:p text:style-name="P11"><text:span text:style-name="T3">void </text:span><text:span text:style-name="T9">main() =&gt; runApp(</text:span><text:span text:style-name="T3">new </text:span><text:span text:style-name="T9">MyButton());<text:line-break/><text:line-break/></text:span></text:p>
      <text:p text:style-name="P3"/>
      <text:h text:style-name="P12" text:outline-level="2">Handling gestures</text:h>
      <text:p text:style-name="Standard">Veamos un botón(no me funciono,reclama por alimemiento de texto)</text:p>
      <text:p text:style-name="P11"><text:span text:style-name="T9"><text:line-break/></text:span><text:span text:style-name="T3">class </text:span><text:span text:style-name="T9">MyButton </text:span><text:span text:style-name="T3">extends </text:span><text:span text:style-name="T9">StatelessWidget {<text:line-break/><text:line-break/> <text:s/></text:span><text:span text:style-name="T17">@override<text:line-break/> <text:s/></text:span><text:span text:style-name="T9">Widget build(BuildContext context) {<text:line-break/> <text:s text:c="3"/></text:span><text:span text:style-name="T3">return new </text:span><text:span text:style-name="T9">GestureDetector(<text:line-break/> <text:s text:c="5"/>onTap: () {<text:line-break/> <text:s text:c="7"/>print(</text:span><text:span text:style-name="T6">'MyButton was tapped!'</text:span><text:span text:style-name="T9">);<text:line-break/> <text:s text:c="5"/>},<text:line-break/> <text:s text:c="5"/>child: </text:span><text:span text:style-name="T3">new </text:span><text:span text:style-name="T9">Container(<text:line-break/> <text:s text:c="7"/>height: </text:span><text:span text:style-name="T19">36.0</text:span><text:span text:style-name="T9">,<text:line-break/> <text:s text:c="7"/>padding: </text:span><text:span text:style-name="T3">const </text:span><text:span text:style-name="T9">EdgeInsets.all(</text:span><text:span text:style-name="T19">8.0</text:span><text:span text:style-name="T9">),<text:line-break/> <text:s text:c="7"/>margin: </text:span><text:span text:style-name="T3">const </text:span><text:span text:style-name="T9">EdgeInsets.symmetric(horizontal: </text:span><text:span text:style-name="T19">8.0</text:span><text:span text:style-name="T9">),<text:line-break/> <text:s text:c="7"/>decoration: </text:span><text:span text:style-name="T3">new </text:span><text:span text:style-name="T9">BoxDecoration(<text:line-break/> <text:s text:c="9"/>borderRadius: </text:span><text:span text:style-name="T3">new </text:span><text:span text:style-name="T9">BorderRadius.circular(</text:span><text:span text:style-name="T19">5.0</text:span><text:span text:style-name="T9">),<text:line-break/> <text:s text:c="9"/>color: Colors.</text:span><text:span text:style-name="T12">lightGreen</text:span><text:span text:style-name="T9">[</text:span><text:span text:style-name="T19">500</text:span><text:span text:style-name="T9">],<text:line-break/> <text:s text:c="7"/>),<text:line-break/> <text:s text:c="7"/>child: </text:span><text:span text:style-name="T3">new </text:span><text:span text:style-name="T9">Center(<text:line-break/> <text:s text:c="9"/>child: </text:span><text:span text:style-name="T3">new </text:span><text:span text:style-name="T9">Text(</text:span><text:span text:style-name="T6">'Engage'</text:span><text:span text:style-name="T9">),<text:line-break/> <text:s text:c="7"/>),<text:line-break/> <text:s text:c="5"/>),<text:line-break/> <text:s text:c="3"/>);<text:line-break/> <text:s/>}<text:line-break/>}</text:span></text:p>
      <text:p text:style-name="Standard"/>
      <text:p text:style-name="Standard"/>
      <text:p text:style-name="Standard">El <text:a xlink:type="simple" xlink:href="https://docs.flutter.io/flutter/widgets/GestureDetector-class.html" text:style-name="ListLabel_20_16" text:visited-style-name="ListLabel_20_16"><text:span text:style-name="HTML_20_Code"><text:span text:style-name="T15">GestureDetector</text:span></text:span></text:a> widget no tiene representacion visual, <text:s/>nos informa de los movimientos del usuario, cuando el usuario golpea el container se llama la función <text:a xlink:type="simple" xlink:href="https://docs.flutter.io/flutter/widgets/GestureDetector-class.html#onTap" text:style-name="ListLabel_20_16" text:visited-style-name="ListLabel_20_16"><text:span text:style-name="HTML_20_Code"><text:span text:style-name="T15">onTap</text:span></text:span></text:a> callback,en este caso imprime un mensaje a la consola, tambien detecta drga y scales</text:p>
      <text:p text:style-name="P8"/>
      <text:h text:style-name="Heading_20_2" text:outline-level="2">Changing widgets in response to input</text:h>
      <text:p text:style-name="Standard">No me funciono, por lo mismo de arriba</text:p>
      <text:p text:style-name="Standard">Hasta ahora,se han usado widget sin estado ( stateless widgets).Almacenadose la información en variables finales, cuando a un widget se le pide información, usa la que tiene almacenada</text:p>
      <text:p text:style-name="Standard">En orden a construir mas complejas experiencias ,por ejemplo reaccionar de maneras interesantes frente a un <text:s/>input, se deben manejar estados, para lo cual Flutter usa StatefulWidgets <text:s/>para manejar esta idea. </text:p>
      <text:p text:style-name="P1"/>
      <text:p text:style-name="P5"/>
      <text:p text:style-name="P11"><text:span text:style-name="T4">void </text:span><text:span text:style-name="T10">main() =&gt; runApp(</text:span><text:span text:style-name="T4">new </text:span><text:span text:style-name="T10">Counter());<text:line-break/><text:line-break/></text:span><text:span text:style-name="T4">class </text:span><text:span text:style-name="T10">Counter </text:span><text:span text:style-name="T4">extends </text:span><text:span text:style-name="T10">StatefulWidget {<text:line-break/> <text:s/></text:span><text:span text:style-name="T21">// This class is the configuration for the state. It holds the<text:line-break/> <text:s/>// values (in this nothing) provided by the parent and used by the build<text:line-break/> <text:s/>// method of the State. Fields in a Widget subclass are always marked "final".<text:line-break/><text:line-break/> <text:s/></text:span><text:span text:style-name="T18">@override<text:line-break/> <text:s/></text:span><text:span text:style-name="T10">_CounterState createState() =&gt; </text:span><text:span text:style-name="T4">new </text:span><text:span text:style-name="T10">_CounterState();<text:line-break/>}<text:line-break/><text:line-break/></text:span><text:span text:style-name="T4">class </text:span><text:span text:style-name="T10">_CounterState </text:span><text:span text:style-name="T4">extends </text:span><text:span text:style-name="T10">State&lt;Counter&gt; {<text:line-break/> <text:s/>int </text:span><text:span text:style-name="T13">_counter </text:span><text:span text:style-name="T10">= </text:span><text:span text:style-name="T20">0</text:span><text:span text:style-name="T10">;<text:line-break/><text:line-break/> <text:s/></text:span><text:span text:style-name="T4">void </text:span><text:span text:style-name="T10">_increment() {<text:line-break/> <text:s text:c="3"/>setState(() {<text:line-break/> <text:s text:c="5"/></text:span><text:span text:style-name="T21">// This call to setState tells the Flutter framework that<text:line-break/> <text:s text:c="5"/>// something has changed in this State, which causes it to rerun<text:line-break/> <text:s text:c="5"/>// the build method below so that the display can reflect the<text:line-break/> <text:s text:c="5"/>// updated values. If we changed _counter without calling<text:line-break/> <text:s text:c="5"/>// setState(), then the build method would not be called again,<text:line-break/> <text:s text:c="5"/>// and so nothing would appear to happen.<text:line-break/> <text:s text:c="5"/></text:span><text:span text:style-name="T13">_counter</text:span><text:span text:style-name="T10">++;<text:line-break/> <text:s text:c="3"/>});<text:line-break/> <text:s/>}<text:line-break/><text:line-break/> <text:s/></text:span><text:span text:style-name="T18">@override<text:line-break/> <text:s/></text:span><text:span text:style-name="T10">Widget build(BuildContext context) {<text:line-break/> <text:s text:c="3"/></text:span><text:span text:style-name="T21">// This method is rerun every time setState is called, for instance<text:line-break/> <text:s text:c="3"/>// as done by the _increment method above.<text:line-break/> <text:s text:c="3"/>// The Flutter framework has been optimized to make rerunning<text:line-break/> <text:s text:c="3"/>// build methods fast, so that you can just rebuild anything that<text:line-break/> <text:s text:c="3"/>// needs updating rather than having to individually change<text:line-break/> <text:s text:c="3"/>// instances of widgets.<text:line-break/> <text:s text:c="3"/></text:span><text:span text:style-name="T4">return new </text:span><text:span text:style-name="T10">Row(<text:line-break/> <text:s text:c="5"/>children: &lt;Widget&gt;[<text:line-break/> <text:s text:c="7"/></text:span><text:span text:style-name="T4">new </text:span><text:span text:style-name="T10">RaisedButton(<text:line-break/> <text:s text:c="9"/>onPressed: _increment,<text:line-break/> <text:s text:c="9"/>child: </text:span><text:span text:style-name="T4">new </text:span><text:span text:style-name="T10">Text(</text:span><text:span text:style-name="T7">'Increment'</text:span><text:span text:style-name="T10">),<text:line-break/> <text:s text:c="7"/>),<text:line-break/> <text:s text:c="7"/></text:span><text:span text:style-name="T4">new </text:span><text:span text:style-name="T10">Text(</text:span><text:span text:style-name="T7">'Count: </text:span><text:span text:style-name="T10">$</text:span><text:span text:style-name="T13">_counter</text:span><text:span text:style-name="T7">'</text:span><text:span text:style-name="T10">),<text:line-break/> <text:s text:c="5"/>],<text:line-break/> <text:s text:c="3"/>);<text:line-break/> <text:s/>}<text:line-break/>}</text:span></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style style:name="ListLabel_20_14" style:display-name="ListLabel 14" style:family="text">
      <style:text-properties fo:font-size="13pt" style:font-name-asian="F" style:font-family-generic-asian="system" style:font-pitch-asian="variable" style:font-size-asian="13pt" style:font-name-complex="F" style:font-family-generic-complex="system" style:font-pitch-complex="variable" style:font-size-complex="13pt"/>
    </style:style>
    <style:style style:name="ListLabel_20_15" style:display-name="ListLabel 15" style:family="text">
      <style:text-properties fo:color="#0091ea" fo:font-size="11pt" fo:background-color="#f0f0f0" style:font-name-asian="Calibri1" style:font-family-asian="Calibri" style:font-family-generic-asian="system" style:font-pitch-asian="variable" style:font-size-asian="11pt" style:font-size-complex="11pt"/>
    </style:style>
    <style:style style:name="ListLabel_20_16" style:display-name="ListLabel 16" style:family="text">
      <style:text-properties fo:color="#0091ea" style:font-name="Consolas" fo:font-family="Consolas" style:font-family-generic="roman" style:font-pitch="variable" fo:background-color="#f0f0f0" style:font-name-asian="Calibri1" style:font-family-asian="Calibri"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032cm" fo:margin-left="1.032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2" style:font-name-complex="Wingdings2"/>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3</text:page-number></text:span><text:span text:style-name="MT2"><text:s/>de </text:span><text:span text:style-name="MT3"><text:page-count style:num-format="1">5</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acer</dc:creator>
    <meta:editing-cycles>11</meta:editing-cycles>
    <meta:creation-date>2018-03-07T12:45:00</meta:creation-date>
    <dc:date>2018-04-03T01:00:00</dc:date>
    <meta:editing-duration>PT4H3M</meta:editing-duration>
    <meta:generator>LibreOffice/6.0.4.2$Windows_X86_64 LibreOffice_project/9b0d9b32d5dcda91d2f1a96dc04c645c450872bf</meta:generator>
    <meta:document-statistic meta:table-count="0" meta:image-count="0" meta:object-count="0" meta:page-count="5" meta:paragraph-count="26" meta:word-count="564" meta:character-count="4055" meta:non-whitespace-character-count="31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